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Optima"/>
    </style:style>
    <style:style style:name="P2" style:family="paragraph" style:parent-style-name="Standard">
      <style:paragraph-properties fo:text-align="center" style:justify-single-word="false"/>
      <style:text-properties fo:color="#800000" style:font-name="Optim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style:font-name="Optima"/>
    </style:style>
    <style:style style:name="P4" style:family="paragraph" style:parent-style-name="Standard">
      <style:text-properties style:font-name="Optima" fo:font-weight="bold" style:font-weight-asian="bold" style:font-weight-complex="bold"/>
    </style:style>
    <style:style style:name="P5" style:family="paragraph" style:parent-style-name="Standard" style:list-style-name="L1">
      <style:paragraph-properties fo:margin-top="0.199cm" fo:margin-bottom="0cm"/>
      <style:text-properties style:font-name="Optim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gh-Performance OpenAgile Team Indicators</text:p>
      <text:p text:style-name="P1"/>
      <text:p text:style-name="P1">High-performance is first and foremost an outcome of teams genuinely engaging in the OpenAgile framework upheld by the three Foundations of Truthfulness, Consultative Decision-Making and Systematic Learning. <text:s/>As teams and organizations grow their capacity for effective work based on these foundations, they are able realize high-performance within the context of their own reality.</text:p>
      <text:p text:style-name="P1"/>
      <text:p text:style-name="P1">Some indicators include:</text:p>
      <text:p text:style-name="P1"/>
      <text:p text:style-name="P1"/>
      <text:p text:style-name="P4">Basics (Real Team)</text:p>
      <text:p text:style-name="P1"/>
      <text:list xml:id="list431082589" text:style-name="L1">
        <text:list-item>
          <text:p text:style-name="P5">Small number of team members (fewer than 12)</text:p>
        </text:list-item>
        <text:list-item>
          <text:p text:style-name="P5">Stable team membership</text:p>
        </text:list-item>
        <text:list-item>
          <text:p text:style-name="P5">Complementary skills required for success</text:p>
        </text:list-item>
        <text:list-item>
          <text:p text:style-name="P5">Common purpose described as a single specific performance goal</text:p>
        </text:list-item>
        <text:list-item>
          <text:p text:style-name="P5">Performance metrics</text:p>
        </text:list-item>
        <text:list-item>
          <text:p text:style-name="P5">Mutual accountability</text:p>
        </text:list-item>
      </text:list>
      <text:p text:style-name="P1"/>
      <text:p text:style-name="P1"/>
      <text:p text:style-name="P4">Advanced (high-performance / extra-ordinary team)</text:p>
      <text:p text:style-name="P1"/>
      <text:list xml:id="list2113221449" text:continue-numbering="true" text:style-name="L1">
        <text:list-item>
          <text:p text:style-name="P5">All of the above applied with a high degree of commitment and intensity</text:p>
        </text:list-item>
        <text:list-item>
          <text:p text:style-name="P5">Members evolve a genuine, mutual concern for each other's personal well-being that transcends the life of the team</text:p>
        </text:list-item>
        <text:list-item>
          <text:p text:style-name="P5">High level of professional / ethical standards (i.e. programmers are as serious about the quality of their work as surgeons are about theirs)</text:p>
        </text:list-item>
        <text:list-item>
          <text:p text:style-name="P5">Collective systematic learning includes constantly striving to improve standards, gain new skills and attain higher and higher levels of professional excellence</text:p>
        </text:list-item>
        <text:list-item>
          <text:p text:style-name="P5">Innovation – the team is intensely committed to realizing better and better business solutions</text:p>
        </text:list-item>
        <text:list-item>
          <text:p text:style-name="P5">Team truly embodies the Foundations of OpenAgile and the values &amp; principles of the Agile Manifesto</text:p>
        </text:list-item>
        <text:list-item>
          <text:p text:style-name="P5">The team carries out their work in a spirit of service to humanity, conscious of its contribution to the betterment of humanity as a whole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14:26:55</meta:creation-date>
    <dc:date>2013-01-21T16:14:33</dc:date>
    <meta:editing-duration>PT3M44S</meta:editing-duration>
    <meta:editing-cycles>2</meta:editing-cycles>
    <meta:generator>LibreOffice/3.5$MacOSX_x86 LibreOffice_project/7122e39-92ed229-498d286-15e43b4-d70da21</meta:generator>
    <meta:document-statistic meta:table-count="0" meta:image-count="0" meta:object-count="0" meta:page-count="1" meta:paragraph-count="18" meta:word-count="240" meta:character-count="1554" meta:non-whitespace-character-count="1344"/>
  </office:meta>
</office:document-meta>
</file>